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ing_20_2">
      <style:text-properties officeooo:rsid="0012419a" officeooo:paragraph-rsid="0012419a"/>
    </style:style>
    <style:style style:name="P2" style:family="paragraph" style:parent-style-name="Heading_20_2">
      <style:text-properties officeooo:rsid="00143d03" officeooo:paragraph-rsid="00143d03"/>
    </style:style>
    <style:style style:name="P3" style:family="paragraph" style:parent-style-name="Heading_20_2">
      <style:text-properties officeooo:paragraph-rsid="00143d03"/>
    </style:style>
    <style:style style:name="P4" style:family="paragraph" style:parent-style-name="Text_20_body">
      <style:text-properties officeooo:rsid="0012419a" officeooo:paragraph-rsid="0012419a"/>
    </style:style>
    <style:style style:name="P5" style:family="paragraph" style:parent-style-name="Text_20_body">
      <style:paragraph-properties fo:text-align="start" style:justify-single-word="false"/>
      <style:text-properties officeooo:rsid="0012419a" officeooo:paragraph-rsid="0012419a"/>
    </style:style>
    <style:style style:name="P6" style:family="paragraph" style:parent-style-name="Text_20_body">
      <style:text-properties officeooo:paragraph-rsid="0012419a"/>
    </style:style>
    <style:style style:name="P7" style:family="paragraph" style:parent-style-name="Text_20_body">
      <style:text-properties officeooo:rsid="00143d03" officeooo:paragraph-rsid="00143d03"/>
    </style:style>
    <style:style style:name="P8" style:family="paragraph" style:parent-style-name="Text_20_body">
      <style:text-properties officeooo:paragraph-rsid="00143d03"/>
    </style:style>
    <style:style style:name="P9" style:family="paragraph" style:parent-style-name="Text_20_body">
      <style:text-properties officeooo:rsid="00166bce" officeooo:paragraph-rsid="00166bce"/>
    </style:style>
    <style:style style:name="P10" style:family="paragraph" style:parent-style-name="Quotations">
      <style:paragraph-properties fo:text-align="center" style:justify-single-word="false"/>
      <style:text-properties officeooo:rsid="001474de" officeooo:paragraph-rsid="001474de"/>
    </style:style>
    <style:style style:name="P11" style:family="paragraph" style:parent-style-name="Heading_20_3">
      <style:text-properties officeooo:rsid="0012419a" officeooo:paragraph-rsid="0012419a"/>
    </style:style>
    <style:style style:name="P12" style:family="paragraph" style:parent-style-name="Heading_20_3">
      <style:text-properties officeooo:rsid="00143d03" officeooo:paragraph-rsid="00143d03"/>
    </style:style>
    <style:style style:name="P13" style:family="paragraph" style:parent-style-name="Heading_20_3">
      <style:text-properties officeooo:paragraph-rsid="0012419a"/>
    </style:style>
    <style:style style:name="P14" style:family="paragraph" style:parent-style-name="Contents_20_1">
      <style:paragraph-properties>
        <style:tab-stops>
          <style:tab-stop style:position="6.9252in" style:type="right" style:leader-style="dotted" style:leader-text="."/>
        </style:tab-stops>
      </style:paragraph-properties>
    </style:style>
    <style:style style:name="P15" style:family="paragraph" style:parent-style-name="Contents_20_2">
      <style:paragraph-properties>
        <style:tab-stops>
          <style:tab-stop style:position="6.7283in" style:type="right" style:leader-style="dotted" style:leader-text="."/>
        </style:tab-stops>
      </style:paragraph-properties>
    </style:style>
    <style:style style:name="P16"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officeooo:rsid="0012419a"/>
    </style:style>
    <style:style style:name="T2" style:family="text">
      <style:text-properties officeooo:rsid="00143d03"/>
    </style:style>
    <style:style style:name="T3" style:family="text">
      <style:text-properties fo:font-style="italic" style:font-style-asian="italic" style:font-style-complex="italic"/>
    </style:style>
    <style:style style:name="T4" style:family="text">
      <style:text-properties fo:font-style="italic" officeooo:rsid="00143d03" style:font-style-asian="italic" style:font-style-complex="italic"/>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bookmark-start text:name="__RefHeading__105_2129287179"/>Quad-rotor programing notes<text:bookmark-end text:name="__RefHeading__105_2129287179"/></text:p>
      <text:p text:style-name="P10">Athanasiadis Ioannis, Sampaziotis Savvas, ??? Orestis</text:p>
      <text:h text:style-name="Heading_20_2" text:outline-level="2">Introduction</text:h>
      <text:p text:style-name="P5">This report explains the total program concept. Here are contained various sections regarding to software integration. From pieces to the whole aircraft software. This concepts are all described here with much detail in order another programmer to find ease in using them. Also this document can be thought as an introduction to quad-rotor software.</text:p>
      <text:h text:style-name="P2" text:outline-level="2">Contents</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text:a xlink:type="simple" xlink:href="#__RefHeading__105_2129287179" text:style-name="Index_20_Link" text:visited-style-name="Index_20_Link">Quad-rotor programing notes (S.O.S.)<text:tab/>1</text:a></text:p>
          <text:p text:style-name="P15"><text:a xlink:type="simple" xlink:href="#__RefHeading__111_2129287179" text:style-name="Index_20_Link" text:visited-style-name="Index_20_Link">CONVENTIONS<text:tab/>1</text:a></text:p>
          <text:p text:style-name="P15"><text:a xlink:type="simple" xlink:href="#__RefHeading__107_2129287179" text:style-name="Index_20_Link" text:visited-style-name="Index_20_Link">INPUTS<text:tab/>1</text:a></text:p>
          <text:p text:style-name="P16"><text:a xlink:type="simple" xlink:href="#__RefHeading__113_2129287179" text:style-name="Index_20_Link" text:visited-style-name="Index_20_Link">EMU<text:tab/>1</text:a></text:p>
          <text:p text:style-name="P16"><text:a xlink:type="simple" xlink:href="#__RefHeading__115_2129287179" text:style-name="Index_20_Link" text:visited-style-name="Index_20_Link">Zigbee<text:tab/>1</text:a></text:p>
          <text:p text:style-name="P15"><text:a xlink:type="simple" xlink:href="#__RefHeading__109_2129287179" text:style-name="Index_20_Link" text:visited-style-name="Index_20_Link">OUTPUTS<text:tab/>2</text:a></text:p>
          <text:p text:style-name="P16"><text:a xlink:type="simple" xlink:href="#__RefHeading__117_2129287179" text:style-name="Index_20_Link" text:visited-style-name="Index_20_Link">Zigbee<text:tab/>2</text:a></text:p>
          <text:p text:style-name="P16"><text:a xlink:type="simple" xlink:href="#__RefHeading__119_2129287179" text:style-name="Index_20_Link" text:visited-style-name="Index_20_Link">Speed Controllers<text:tab/>2</text:a></text:p>
          <text:p text:style-name="P15"><text:a xlink:type="simple" xlink:href="#__RefHeading__121_2129287179" text:style-name="Index_20_Link" text:visited-style-name="Index_20_Link">MAIN SYSTEM HARDWARE SPECIFICATIONS<text:tab/>2</text:a></text:p>
          <text:p text:style-name="P15"><text:a xlink:type="simple" xlink:href="#__RefHeading__123_2129287179" text:style-name="Index_20_Link" text:visited-style-name="Index_20_Link">INFORMATION FLOW<text:tab/>2</text:a></text:p>
          <text:p text:style-name="P15"><text:a xlink:type="simple" xlink:href="#__RefHeading__125_2129287179" text:style-name="Index_20_Link" text:visited-style-name="Index_20_Link">ALGORITHMS<text:tab/>2</text:a></text:p>
          <text:p text:style-name="P15"><text:a xlink:type="simple" xlink:href="#__RefHeading__127_2129287179" text:style-name="Index_20_Link" text:visited-style-name="Index_20_Link">PROGRAM STRUCTURE<text:tab/>2</text:a></text:p>
          <text:p text:style-name="P16"><text:a xlink:type="simple" xlink:href="#__RefHeading__129_2129287179" text:style-name="Index_20_Link" text:visited-style-name="Index_20_Link">UML DIAGRAM<text:tab/>2</text:a></text:p>
          <text:p text:style-name="P15"><text:a xlink:type="simple" xlink:href="#__RefHeading__131_2129287179" text:style-name="Index_20_Link" text:visited-style-name="Index_20_Link">CODE EXAMPLES<text:tab/>2</text:a></text:p>
          <text:p text:style-name="P15"><text:a xlink:type="simple" xlink:href="#__RefHeading__133_2129287179" text:style-name="Index_20_Link" text:visited-style-name="Index_20_Link">FINAL NOTES<text:tab/>2</text:a></text:p>
        </text:index-body>
      </text:table-of-content>
      <text:h text:style-name="P1" text:outline-level="2"/>
      <text:h text:style-name="P1" text:outline-level="2"><text:bookmark-start text:name="__RefHeading__111_2129287179"/>CONVENTIONS<text:bookmark-end text:name="__RefHeading__111_2129287179"/></text:h>
      <text:p text:style-name="P4">For our implementation we use <text:span text:style-name="T2">C/</text:span>C++ as our language. That is because it is one of the standard arduino languages for development. Moreover we follow the <text:span text:style-name="T3">Al</text:span><text:span text:style-name="T4">l</text:span><text:span text:style-name="T3">man</text:span>(ANSI) style for coding. For more information about writing this style please follow this link: <text:s/>. <text:s/></text:p>
      <text:h text:style-name="P1" text:outline-level="2"><text:bookmark-start text:name="__RefHeading__107_2129287179"/>INPUTS<text:bookmark-end text:name="__RefHeading__107_2129287179"/></text:h>
      <text:p text:style-name="P4">This section describes the devices witch the program should be taking input from</text:p>
      <text:h text:style-name="P13" text:outline-level="3"><text:bookmark-start text:name="__RefHeading__113_2129287179"/><text:soft-page-break/><text:span text:style-name="T1">EMU</text:span><text:bookmark-end text:name="__RefHeading__113_2129287179"/></text:h>
      <text:p text:style-name="P6"/>
      <text:h text:style-name="P11" text:outline-level="3"><text:bookmark-start text:name="__RefHeading__115_2129287179"/>Zigbee<text:bookmark-end text:name="__RefHeading__115_2129287179"/></text:h>
      <text:p text:style-name="P6"/>
      <text:h text:style-name="P1" text:outline-level="2"><text:bookmark-start text:name="__RefHeading__109_2129287179"/>OUTPUTS<text:bookmark-end text:name="__RefHeading__109_2129287179"/></text:h>
      <text:p text:style-name="P6"/>
      <text:p text:style-name="P6"/>
      <text:h text:style-name="P12" text:outline-level="3"><text:bookmark-start text:name="__RefHeading__117_2129287179"/>Zigbee<text:bookmark-end text:name="__RefHeading__117_2129287179"/></text:h>
      <text:h text:style-name="P12" text:outline-level="3"><text:bookmark-start text:name="__RefHeading__119_2129287179"/>Speed Controllers<text:bookmark-end text:name="__RefHeading__119_2129287179"/></text:h>
      <text:h text:style-name="P2" text:outline-level="2"><text:bookmark-start text:name="__RefHeading__121_2129287179"/>MAIN SYSTEM HARDWARE SPECIFICATIONS<text:bookmark-end text:name="__RefHeading__121_2129287179"/></text:h>
      <text:p text:style-name="P7">As our main hardware system we use arduino DUE. All the specifications needed to program an arduino DUE can be found in this link <text:s/>. We use this as our main system because it can be used for fast prototyping and quickly putting our thoughts in practice. We have been already looking for some cheaper and lighter hardware than this. So in future all the code might need a rebuild from scratch.</text:p>
      <text:h text:style-name="P2" text:outline-level="2"><text:bookmark-start text:name="__RefHeading__123_2129287179"/>INFORMATION FLOW<text:bookmark-end text:name="__RefHeading__123_2129287179"/></text:h>
      <text:p text:style-name="P8"/>
      <text:h text:style-name="P2" text:outline-level="2"><text:bookmark-start text:name="__RefHeading__125_2129287179"/>ALGORITHMS<text:bookmark-end text:name="__RefHeading__125_2129287179"/></text:h>
      <text:p text:style-name="P8"/>
      <text:h text:style-name="P2" text:outline-level="2"><text:bookmark-start text:name="__RefHeading__127_2129287179"/>PROGRAM STRUCTURE<text:bookmark-end text:name="__RefHeading__127_2129287179"/></text:h>
      <text:p text:style-name="P8"/>
      <text:h text:style-name="P12" text:outline-level="3"><text:bookmark-start text:name="__RefHeading__129_2129287179"/>UML DIAGRAM<text:bookmark-end text:name="__RefHeading__129_2129287179"/></text:h>
      <text:p text:style-name="P8"/>
      <text:h text:style-name="P2" text:outline-level="2"><text:bookmark-start text:name="__RefHeading__131_2129287179"/>CODE EXAMPLES<text:bookmark-end text:name="__RefHeading__131_2129287179"/></text:h>
      <text:h text:style-name="P3" text:outline-level="2"><text:bookmark-start text:name="__RefHeading__133_2129287179"/><text:span text:style-name="T2">FINAL NOTES</text:span><text:bookmark-end text:name="__RefHeading__133_2129287179"/></text:h>
      <text:p text:style-name="P9">Link to our very detailed code documenta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5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niper </meta:initial-creator>
    <meta:creation-date>2015-07-09T01:16:50.320719965</meta:creation-date>
    <dc:date>2015-07-09T01:52:48.055085584</dc:date>
    <dc:creator>sniper </dc:creator>
    <meta:editing-duration>PT20M3S</meta:editing-duration>
    <meta:editing-cycles>4</meta:editing-cycles>
    <meta:generator>LibreOffice/4.2.8.2$Linux_X86_64 LibreOffice_project/420m0$Build-2</meta:generator>
    <meta:document-statistic meta:table-count="0" meta:image-count="0" meta:object-count="0" meta:page-count="2" meta:paragraph-count="39" meta:word-count="267" meta:character-count="1647" meta:non-whitespace-character-count="1414"/>
  </office:meta>
</office:document-meta>
</file>